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Paldiski">
            <text:p>Paldiski</text:p>
          </table:table-cell>
          <table:table-cell office:value-type="string" office:value="radiocarbon">
            <text:p>radiocarbon</text:p>
          </table:table-cell>
          <table:table-cell office:value-type="string" office:value="Poz-42173">
            <text:p>Poz-42173</text:p>
          </table:table-cell>
          <table:table-cell office:value-type="float" office:value="59.2">
            <text:p>59.2</text:p>
          </table:table-cell>
          <table:table-cell office:value-type="float" office:value="23.85">
            <text:p>23.85</text:p>
          </table:table-cell>
          <table:table-cell office:value-type="float" office:value="4930.0">
            <text:p>4930.0</text:p>
          </table:table-cell>
          <table:table-cell office:value-type="float" office:value="40.0">
            <text:p>4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5.19">
            <text:p>15.19</text:p>
          </table:table-cell>
          <table:table-cell office:value-type="float" office:value="0.5440588203494177">
            <text:p>0.5440588203494177</text:p>
          </table:table-cell>
          <table:table-cell office:value-type="float" office:value="0.5395368384086483">
            <text:p>0.5395368384086483</text:p>
          </table:table-cell>
          <table:table-cell office:value-type="string" office:value="GrudzinskaEtal2013,MuruEtal2017,RosentauEtal2021">
            <text:p>GrudzinskaEtal2013,MuruEtal2017,RosentauEtal2021</text:p>
          </table:table-cell>
        </table:table-row>
        <table:table-row>
          <table:table-cell office:value-type="string" office:value="Paldiski">
            <text:p>Paldiski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Paldiski-01">
            <text:p>Paldiski-01</text:p>
          </table:table-cell>
          <table:table-cell office:value-type="float" office:value="59.2">
            <text:p>59.2</text:p>
          </table:table-cell>
          <table:table-cell office:value-type="float" office:value="23.85">
            <text:p>23.85</text:p>
          </table:table-cell>
          <table:table-cell office:value-type="float" office:value="5420.0">
            <text:p>5420.0</text:p>
          </table:table-cell>
          <table:table-cell office:value-type="float" office:value="115.0">
            <text:p>115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7.63">
            <text:p>17.63</text:p>
          </table:table-cell>
          <table:table-cell office:value-type="float" office:value="0.543323108288245">
            <text:p>0.543323108288245</text:p>
          </table:table-cell>
          <table:table-cell office:value-type="float" office:value="0.5387949517209678">
            <text:p>0.5387949517209678</text:p>
          </table:table-cell>
          <table:table-cell office:value-type="string" office:value="GrudzinskaEtal2013,MuruEtal2017,RosentauEtal2021">
            <text:p>GrudzinskaEtal2013,MuruEtal2017,RosentauEtal2021</text:p>
          </table:table-cell>
        </table:table-row>
        <table:table-row>
          <table:table-cell office:value-type="string" office:value="Paldiski">
            <text:p>Paldiski</text:p>
          </table:table-cell>
          <table:table-cell office:value-type="string" office:value="radiocarbon">
            <text:p>radiocarbon</text:p>
          </table:table-cell>
          <table:table-cell office:value-type="string" office:value="Poz-42168">
            <text:p>Poz-42168</text:p>
          </table:table-cell>
          <table:table-cell office:value-type="float" office:value="59.31">
            <text:p>59.31</text:p>
          </table:table-cell>
          <table:table-cell office:value-type="float" office:value="24.23">
            <text:p>24.23</text:p>
          </table:table-cell>
          <table:table-cell office:value-type="float" office:value="3760.0">
            <text:p>3760.0</text:p>
          </table:table-cell>
          <table:table-cell office:value-type="float" office:value="40.0">
            <text:p>40.0</text:p>
          </table:table-cell>
          <table:table-cell office:value-type="string" office:value="terrestrial macro remains">
            <text:p>terrestrial macro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8.66">
            <text:p>8.66</text:p>
          </table:table-cell>
          <table:table-cell office:value-type="float" office:value="0.5440588203494177">
            <text:p>0.5440588203494177</text:p>
          </table:table-cell>
          <table:table-cell office:value-type="float" office:value="0.5395368384086483">
            <text:p>0.5395368384086483</text:p>
          </table:table-cell>
          <table:table-cell office:value-type="string" office:value="GrudzinskaEtal2013,MuruEtal2017,RosentauEtal2021">
            <text:p>GrudzinskaEtal2013,MuruEtal2017,RosentauEtal2021</text:p>
          </table:table-cell>
        </table:table-row>
        <table:table-row>
          <table:table-cell office:value-type="string" office:value="Paldiski">
            <text:p>Paldiski</text:p>
          </table:table-cell>
          <table:table-cell office:value-type="string" office:value="radiocarbon">
            <text:p>radiocarbon</text:p>
          </table:table-cell>
          <table:table-cell office:value-type="string" office:value="Tln-3306">
            <text:p>Tln-3306</text:p>
          </table:table-cell>
          <table:table-cell office:value-type="float" office:value="59.18">
            <text:p>59.18</text:p>
          </table:table-cell>
          <table:table-cell office:value-type="float" office:value="23.81">
            <text:p>23.81</text:p>
          </table:table-cell>
          <table:table-cell office:value-type="float" office:value="4490.0">
            <text:p>4490.0</text:p>
          </table:table-cell>
          <table:table-cell office:value-type="float" office:value="70.0">
            <text:p>70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5.45">
            <text:p>15.45</text:p>
          </table:table-cell>
          <table:table-cell office:value-type="float" office:value="0.5428627819255987">
            <text:p>0.5428627819255987</text:p>
          </table:table-cell>
          <table:table-cell office:value-type="float" office:value="0.5395368384086483">
            <text:p>0.5395368384086483</text:p>
          </table:table-cell>
          <table:table-cell office:value-type="string" office:value="GrudzinskaEtal2013,MuruEtal2017,RosentauEtal2021">
            <text:p>GrudzinskaEtal2013,MuruEtal2017,RosentauEtal2021</text:p>
          </table:table-cell>
        </table:table-row>
        <table:table-row>
          <table:table-cell office:value-type="string" office:value="Paldiski">
            <text:p>Paldiski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Paldiski-02">
            <text:p>Paldiski-02</text:p>
          </table:table-cell>
          <table:table-cell office:value-type="float" office:value="59.31">
            <text:p>59.31</text:p>
          </table:table-cell>
          <table:table-cell office:value-type="float" office:value="24.23">
            <text:p>24.23</text:p>
          </table:table-cell>
          <table:table-cell office:value-type="float" office:value="4180.0">
            <text:p>4180.0</text:p>
          </table:table-cell>
          <table:table-cell office:value-type="float" office:value="55.0">
            <text:p>55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2.03">
            <text:p>12.03</text:p>
          </table:table-cell>
          <table:table-cell office:value-type="float" office:value="0.543323108288245">
            <text:p>0.543323108288245</text:p>
          </table:table-cell>
          <table:table-cell office:value-type="float" office:value="0.5387949517209678">
            <text:p>0.5387949517209678</text:p>
          </table:table-cell>
          <table:table-cell office:value-type="string" office:value="GrudzinskaEtal2013,MuruEtal2017,RosentauEtal2021">
            <text:p>GrudzinskaEtal2013,MuruEtal2017,RosentauEtal2021</text:p>
          </table:table-cell>
        </table:table-row>
        <table:table-row>
          <table:table-cell office:value-type="string" office:value="Paldiski">
            <text:p>Paldiski</text:p>
          </table:table-cell>
          <table:table-cell office:value-type="string" office:value="radiocarbon">
            <text:p>radiocarbon</text:p>
          </table:table-cell>
          <table:table-cell office:value-type="string" office:value="Tln-3305">
            <text:p>Tln-3305</text:p>
          </table:table-cell>
          <table:table-cell office:value-type="float" office:value="59.2">
            <text:p>59.2</text:p>
          </table:table-cell>
          <table:table-cell office:value-type="float" office:value="23.85">
            <text:p>23.85</text:p>
          </table:table-cell>
          <table:table-cell office:value-type="float" office:value="4600.0">
            <text:p>4600.0</text:p>
          </table:table-cell>
          <table:table-cell office:value-type="float" office:value="100.0">
            <text:p>100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5.41">
            <text:p>15.41</text:p>
          </table:table-cell>
          <table:table-cell office:value-type="float" office:value="0.5424020648928246">
            <text:p>0.5424020648928246</text:p>
          </table:table-cell>
          <table:table-cell office:value-type="float" office:value="0.5390732788777421">
            <text:p>0.5390732788777421</text:p>
          </table:table-cell>
          <table:table-cell office:value-type="string" office:value="GrudzinskaEtal2013,MuruEtal2017,RosentauEtal2021">
            <text:p>GrudzinskaEtal2013,MuruEtal2017,RosentauEtal2021</text:p>
          </table:table-cell>
        </table:table-row>
        <table:table-row>
          <table:table-cell office:value-type="string" office:value="Paldiski">
            <text:p>Paldiski</text:p>
          </table:table-cell>
          <table:table-cell office:value-type="string" office:value="radiocarbon">
            <text:p>radiocarbon</text:p>
          </table:table-cell>
          <table:table-cell office:value-type="string" office:value="Poz-42169">
            <text:p>Poz-42169</text:p>
          </table:table-cell>
          <table:table-cell office:value-type="float" office:value="59.31">
            <text:p>59.31</text:p>
          </table:table-cell>
          <table:table-cell office:value-type="float" office:value="24.23">
            <text:p>24.23</text:p>
          </table:table-cell>
          <table:table-cell office:value-type="float" office:value="3840.0">
            <text:p>3840.0</text:p>
          </table:table-cell>
          <table:table-cell office:value-type="float" office:value="50.0">
            <text:p>50.0</text:p>
          </table:table-cell>
          <table:table-cell office:value-type="string" office:value="terrestrial macro remains">
            <text:p>terrestrial macro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8.11">
            <text:p>8.11</text:p>
          </table:table-cell>
          <table:table-cell office:value-type="float" office:value="0.5454356057317857">
            <text:p>0.5454356057317857</text:p>
          </table:table-cell>
          <table:table-cell office:value-type="float" office:value="0.5395368384086483">
            <text:p>0.5395368384086483</text:p>
          </table:table-cell>
          <table:table-cell office:value-type="string" office:value="GrudzinskaEtal2013,MuruEtal2017,RosentauEtal2021">
            <text:p>GrudzinskaEtal2013,MuruEtal2017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